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3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6.434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31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1.614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ta1" style:family="table" style:master-page-name="PageStyle_5f_UserStory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Sto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7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 table:number-columns-spanned="3" table:number-rows-spanned="1">
            <text:p>User Story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Kurztitel User Story 1</text:p>
          </table:table-cell>
          <table:covered-table-cell table:style-name="ce10"/>
          <table:table-cell table:style-name="ce19" office:value-type="string">
            <text:p>Android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Beschreibung</text:p>
          </table:table-cell>
          <table:covered-table-cell table:style-name="ce11"/>
          <table:table-cell table:style-name="ce20" office:value-type="string">
            <text:p>Als User möchte ich, die Anwendung auf Android nutzen, damit ich mir die Informationen die ich haben möchte Unterwegs anschauen kann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1">
          <table:table-cell table:style-name="ce1" office:value-type="string" table:number-columns-spanned="3" table:number-rows-spanned="1">
            <text:p>Akzeptanzkriterien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1</text:p>
          </table:table-cell>
          <table:covered-table-cell table:style-name="ce10"/>
          <table:table-cell table:style-name="ce21" office:value-type="string">
            <text:p>Code entspricht der Definition of Done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2</text:p>
          </table:table-cell>
          <table:covered-table-cell table:style-name="ce10"/>
          <table:table-cell table:style-name="ce21" office:value-type="string">
            <text:p>Buttons und Dropdown Menüs haben bei den veränderten Seitenverhältnissen eine Mindestgröße von 0,7cm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3</text:p>
          </table:table-cell>
          <table:covered-table-cell table:style-name="ce10"/>
          <table:table-cell table:style-name="ce21" office:value-type="string">
            <text:p>Die Beschriftungen haben bei den veränderten Seitenverhältnissen eine Mindestgröße von 0,5cm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4</text:p>
          </table:table-cell>
          <table:covered-table-cell table:style-name="ce10"/>
          <table:table-cell table:style-name="ce21" office:value-type="string">
            <text:p>Anordnung der Bedienelemente ist auf die veränderten Seitenverhältnisse angepasst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5</text:p>
          </table:table-cell>
          <table:covered-table-cell table:style-name="ce10"/>
          <table:table-cell table:style-name="ce21" office:value-type="string">
            <text:p>Die Funktionalität der Applikation ist auf Android identisch zu der Desktop Version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6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7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5" office:value-type="string" table:number-columns-spanned="2" table:number-rows-spanned="1">
            <text:p>AK 8</text:p>
          </table:table-cell>
          <table:covered-table-cell table:style-name="ce11"/>
          <table:table-cell table:style-name="ce22"/>
          <table:table-cell table:style-name="ce27" table:number-columns-repeated="1021"/>
        </table:table-row>
        <table:table-row table:style-name="ro5">
          <table:table-cell table:style-name="ce6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7" table:number-columns-spanned="2" table:number-rows-spanned="2"/>
          <table:covered-table-cell table:style-name="ce13"/>
          <table:table-cell table:style-name="ce23" office:value-type="string" table:number-columns-spanned="1" table:number-rows-spanned="2">
            <text:p>Beschreibung des Tasks (Inhalt / Tätigkeiten)</text:p>
          </table:table-cell>
          <table:table-cell table:number-columns-repeated="1021"/>
        </table:table-row>
        <table:table-row table:style-name="ro1">
          <table:covered-table-cell table:style-name="ce8"/>
          <table:covered-table-cell table:style-name="ce14"/>
          <table:covered-table-cell table:style-name="ce24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</text:p>
          </table:table-cell>
          <table:covered-table-cell table:style-name="ce15"/>
          <table:table-cell table:style-name="ce25" office:value-type="string">
            <text:p>Build auf Android Test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2</text:p>
          </table:table-cell>
          <table:covered-table-cell table:style-name="ce15"/>
          <table:table-cell table:style-name="ce25" office:value-type="string">
            <text:p>Implementieren der Touch- und Wischgesten 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3</text:p>
          </table:table-cell>
          <table:covered-table-cell table:style-name="ce15"/>
          <table:table-cell table:style-name="ce25" office:value-type="string">
            <text:p>Darstellung des Graphen auf einem eigenen Screens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4</text:p>
          </table:table-cell>
          <table:covered-table-cell table:style-name="ce15"/>
          <table:table-cell table:style-name="ce25" office:value-type="string">
            <text:p>Implementieren der Mindestgrößen für Schrift, Buttons und Dropdown Menü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5</text:p>
          </table:table-cell>
          <table:covered-table-cell table:style-name="ce15"/>
          <table:table-cell table:style-name="ce25" office:value-type="string">
            <text:p>Anpassen der Anordnung von Buttons, Dropdown Menüs auf die veränderten Seitenverhältnisse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6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7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8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9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0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1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5" office:value-type="string" table:number-columns-spanned="2" table:number-rows-spanned="1">
            <text:p>Task 12</text:p>
          </table:table-cell>
          <table:covered-table-cell table:style-name="ce16"/>
          <table:table-cell table:style-name="ce26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8.06.2020</text:date>, <text:time>16:02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UserStory1" style:display-name="PageStyle_UserStor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2" style:display-name="PageStyle_UserStor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3" style:display-name="PageStyle_UserStor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4" style:display-name="PageStyle_UserStory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5" style:display-name="PageStyle_UserStory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8T16:02:52.50</dc:date>
    <dc:creator>Martin Klos</dc:creator>
    <meta:generator>OpenOffice/4.1.6$Win32 OpenOffice.org_project/416m1$Build-9790</meta:generator>
    <meta:editing-duration>PT31M51S</meta:editing-duration>
    <meta:editing-cycles>2</meta:editing-cycles>
    <meta:document-statistic meta:table-count="1" meta:cell-count="37" meta:object-count="0"/>
  </office:meta>
</office:document-meta>
</file>